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847cm" fo:margin-bottom="0.212cm" fo:line-height="114%" style:writing-mode="lr-tb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635cm" fo:margin-bottom="0.141cm" fo:line-height="114%" style:writing-mode="lr-tb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Heading_20_2">
      <style:paragraph-properties fo:margin-top="0.635cm" fo:margin-bottom="0.141cm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494cm" fo:margin-bottom="0.141cm" fo:line-height="114%" style:writing-mode="lr-tb"/>
    </style:style>
    <style:style style:name="P8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bold" style:text-blinking="false" fo:background-color="transparent"/>
    </style:style>
    <style:style style:name="P9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style:text-blinking="false" fo:background-color="transparent"/>
    </style:style>
    <style:style style:name="P10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11" style:family="paragraph" style:parent-style-name="Heading_20_1">
      <style:paragraph-properties fo:margin-top="0.847cm" fo:margin-bottom="0.212cm" fo:line-height="114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fo:language="sv" fo:country="SE" style:language-asian="zxx" style:country-asian="none" style:language-complex="zxx" style:country-complex="none"/>
    </style:style>
    <style:style style:name="T7" style:family="text">
      <style:text-properties fo:language="sv" fo:country="SE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000000" fo:font-size="11.25pt"/>
    </style:style>
    <style:style style:name="T11" style:family="text">
      <style:text-properties fo:color="#000000" fo:font-size="11.2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Kravspecifikation BåtAdmin<text:line-break/></text:span><text:span text:style-name="T3">Referenser</text:span></text:p>
      <text:h text:style-name="P7" text:outline-level="3"><text:a xlink:type="simple" xlink:href="https://github.com/lr222gw/Uppgift-234/blob/master/Vision.odt"><text:span text:style-name="T1">Vision BåtAdmin</text:span></text:a></text:h>
      <text:p text:style-name="P2">Här beskrivs bakgrund, användargrupper och baskrav.</text:p>
      <text:h text:style-name="P7" text:outline-level="3"><text:a xlink:type="simple" xlink:href="https://docs.google.com/spreadsheet/ccc?key=0Am1Tw6ck2sxndGpNZGpfemJaX0w3UmwxUlZ2X2F4cXc"><text:span text:style-name="T1">Krav</text:span></text:a></text:h>
      <text:p text:style-name="P2">Kraven ordnade i prioritetsordning med status och referenser</text:p>
      <text:p text:style-name="P3">Aktörer</text:p>
      <text:h text:style-name="P6" text:outline-level="2">Primära Aktörer</text:h>
      <text:h text:style-name="P8" text:outline-level="3">1 <text:span text:style-name="T7">Klubbmedlem</text:span></text:h>
      <text:p text:style-name="P2">Vill hålla koll på event, betalning, båtplats. <text:line-break/>Vill kunna betala sitt medlemskap, byta båtplats genom BåtAdmin. </text:p>
      <text:p text:style-name="P2">Vill komma åt BåtAdmin från sin smartphone. <text:line-break/>Vill kunna delta i forumet och skriva saker på sin profil.</text:p>
      <text:h text:style-name="P8" text:outline-level="3">2 <text:span text:style-name="T7">Sekreterare</text:span></text:h>
      <text:p text:style-name="P2">Vill bara behöva bekräfta byte/val av båtplatser som görs genom BåtAdmin.</text:p>
      <text:p text:style-name="P2">Vill kunna skicka ut nyhetsbrev och notiser om event.</text:p>
      <text:h text:style-name="P8" text:outline-level="3">3 <text:span text:style-name="T7">Kassör</text:span></text:h>
      <text:p text:style-name="P2">Vill bara behöva bekräfta betalningar som görs genom BåtAdmin.<text:line-break/>Vill få en lista på alla som inte betalt eller vars medlemskap snart går ut.</text:p>
      <text:h text:style-name="P8" text:outline-level="3">4 <text:span text:style-name="T7">Klubbansvariga</text:span></text:h>
      <text:p text:style-name="P2"><text:span text:style-name="T7">Vill få en överblick på vilka medlemmar som har betalt respektive inte betalt. </text:span></text:p>
      <text:p text:style-name="P2"><text:span text:style-name="T7">Vill kunna skicka ut meddelande/notiser om event.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h text:style-name="P6" text:outline-level="2"><text:soft-page-break/>Stödjande Aktörer<text:line-break/><text:span text:style-name="T8">(de roller som ger systemet någon information eller utför något arbte åt systemet men som <text:tab/>inte är en del av systemet (tex en extern open source databas..) eller externa tjänster..)</text:span></text:h>
      <text:p text:style-name="P5">Nationella båtregistret</text:p>
      <text:p text:style-name="P2">Befintligt databas som behöver användas f<text:span text:style-name="T6">ör information om djup etc</text:span>.</text:p>
      <text:h text:style-name="P8" text:outline-level="3">Webbsida</text:h>
      <text:p text:style-name="P2">Befintligt system som hanterar kundernas konton och inloggning.</text:p>
      <text:h text:style-name="P6" text:outline-level="2">Offstage Aktörer<text:line-break/><text:span text:style-name="T9">(har synpunkter på hur utformningen av systemet. Vilka regler som behöver följas..)<text:line-break/><text:line-break/>//Inga...</text:span></text:h>
      <text:p text:style-name="P3">Funktionella Krav</text:p>
      <text:h text:style-name="P9" text:outline-level="3"><text:span text:style-name="T5">F1 Inloggning via webbsida<text:line-break/></text:span><text:span text:style-name="T11">Klubbmedlem ska kunna logga in på sitt konto genom webbsidan.<text:line-break/></text:span></text:h>
      <text:h text:style-name="P11" text:outline-level="1">Användningsfall</text:h>
      <text:h text:style-name="P6" text:outline-level="2">1 Klubbmedlem</text:h>
      <text:h text:style-name="P10" text:outline-level="3"><text:span text:style-name="T10">AF 1.1 Registrera sig<text:line-break/><text:line-break/>AF 1.2 Ändra sin profil (användarinfo, antal båtar mm.)</text:span></text:h>
      <text:p text:style-name="P4"><text:span text:style-name="T10">AF 1.3 Byta/välj/ta bort båtplatser</text:span></text:p>
      <text:p text:style-name="P4"><text:span text:style-name="T10">AF 1.4 Delta i forum</text:span></text:p>
      <text:p text:style-name="P4"><text:span text:style-name="T10">AF 1.5 Se en överblick över event</text:span></text:p>
      <text:h text:style-name="P6" text:outline-level="2">2 Sekreterare</text:h>
      <text:p text:style-name="P2">AF 2.1 Godkänna byten av båtplatser</text:p>
      <text:p text:style-name="P2"/>
      <text:p text:style-name="P2">AF 2.2 Skicka ut påminnelser/notiser om event/betalning</text:p>
      <text:p text:style-name="P2"/>
      <text:p text:style-name="P2">AF 2.3 Kunna öppna/stänga konton vid missbruk/obetalt medlemsskap</text:p>
      <text:h text:style-name="P6" text:outline-level="2"><text:soft-page-break/>3 Kassör</text:h>
      <text:p text:style-name="P2">AF 3.1 Bekräfta ett nytt medlemsskap</text:p>
      <text:p text:style-name="P2"/>
      <text:p text:style-name="P2">AF 3.2 Överblicka snart obetalda/obetalda medlemsskap</text:p>
      <text:h text:style-name="P6" text:outline-level="2">4 Klubbansvarig</text:h>
      <text:p text:style-name="P2">AF 4.1 Överblicka allt från obetalda medlemskap till vem som har vilka båtplatser.<text:line-break/><text:line-break/></text:p>
      <text:p text:style-name="P3">Ickefunktionella Krav</text:p>
      <text:h text:style-name="P6" text:outline-level="2">Projektkrav</text:h>
      <text:h text:style-name="P6" text:outline-level="2">Begränsningar</text:h>
      <text:h text:style-name="P8" text:outline-level="3">B1 Implementation</text:h>
      <text:p text:style-name="P2">RetSys skall implementeras i ASP.NET MVC 3</text:p>
      <text:h text:style-name="P8" text:outline-level="3">B2 Befintlig kunddatabas</text:h>
      <text:p text:style-name="P2">RetSys skall använda en befintlig kunddatabas</text:p>
      <text:h text:style-name="P8" text:outline-level="3">B3 Integration i Webbshop</text:h>
      <text:p text:style-name="P2">RetSys Kund-relaterade funktioner skall integreras i befintlig webbshop</text:p>
      <text:h text:style-name="P11" text:outline-level="1">Kvalitetskrav</text:h>
      <text:h text:style-name="P6" text:outline-level="2">Användbarhet</text:h>
      <text:h text:style-name="P8" text:outline-level="3">Anv 1 Grafisk Utformning</text:h>
      <text:p text:style-name="P2">RetSys skall grafiskt utformas som den befintliga webbshoppen i fråga om färg och form. En kund skall inte se eller känna någon skillnad jämfört med webbshoppen när den gör en retur.</text:p>
      <text:h text:style-name="P6" text:outline-level="2"><text:soft-page-break/>Tillgänglighet</text:h>
      <text:h text:style-name="P6" text:outline-level="2">Stödbarhet</text:h>
      <text:h text:style-name="P6" text:outline-level="2">Prestanda</text:h>
      <text:h text:style-name="P6" text:outline-level="2">Säkerhet</text:h>
      <text:p text:style-name="Text_20_body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9M59S</meta:editing-duration>
    <meta:editing-cycles>104</meta:editing-cycles>
    <meta:generator>OpenOffice.org/3.4.1$Win32 OpenOffice.org_project/341m1$Build-9593</meta:generator>
    <dc:date>2013-12-09T21:08:47.66</dc:date>
    <meta:document-statistic meta:table-count="0" meta:image-count="0" meta:object-count="0" meta:page-count="4" meta:paragraph-count="59" meta:word-count="373" meta:character-count="2526"/>
    <meta:user-defined meta:name="Info 1"/>
    <meta:user-defined meta:name="Info 2"/>
    <meta:user-defined meta:name="Info 3"/>
    <meta:user-defined meta:name="Info 4"/>
  </office:meta>
</office:document-meta>
</file>